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1e2" officeooo:paragraph-rsid="001cf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word and confirm password</text:p>
      <text:p text:style-name="P1">confirm pass error</text:p>
      <text:p text:style-name="P1">todo list copy and 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19:29.703374252</meta:creation-date>
    <dc:date>2018-03-16T19:09:21.831547210</dc:date>
    <meta:editing-duration>PT5H39M42S</meta:editing-duration>
    <meta:editing-cycles>1</meta:editing-cycles>
    <meta:document-statistic meta:table-count="0" meta:image-count="0" meta:object-count="0" meta:page-count="1" meta:paragraph-count="3" meta:word-count="12" meta:character-count="72" meta:non-whitespace-character-count="63"/>
    <meta:generator>LibreOffice/5.1.6.2$Linux_X86_64 LibreOffice_project/10m0$Build-2</meta:generator>
  </office:meta>
</office:document-meta>
</file>